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Text_20_body">
      <style:text-properties style:language-asian="ja" style:country-asian="JP"/>
    </style:style>
    <style:style style:name="P10" style:family="paragraph" style:parent-style-name="Heading_20_3">
      <style:text-properties style:font-name-asian="verdana" style:font-style-asian="normal"/>
    </style:style>
    <style:style style:name="P11"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text-properties style:language-asian="ja" style:country-asian="JP"/>
    </style:style>
    <style:style style:name="P14" style:family="paragraph" style:parent-style-name="Standard" style:list-style-name="L2">
      <style:text-properties style:language-asian="ja" style:country-asian="JP"/>
    </style:style>
    <style:style style:name="P15" style:family="paragraph" style:parent-style-name="Standard" style:list-style-name="L3">
      <style:text-properties style:language-asian="ja" style:country-asian="JP"/>
    </style:style>
    <style:style style:name="P16" style:family="paragraph" style:parent-style-name="Standard" style:list-style-name="L4">
      <style:text-properties style:language-asian="ja" style:country-asian="JP"/>
    </style:style>
    <style:style style:name="P17" style:family="paragraph" style:parent-style-name="Standard" style:list-style-name="L5">
      <style:text-properties style:language-asian="ja" style:country-asian="JP"/>
    </style:style>
    <style:style style:name="P18" style:family="paragraph" style:parent-style-name="Standard" style:list-style-name="L6">
      <style:text-properties style:language-asian="ja" style:country-asian="JP"/>
    </style:style>
    <style:style style:name="P19" style:family="paragraph" style:parent-style-name="Standard" style:list-style-name="L7">
      <style:text-properties style:language-asian="ja" style:country-asian="JP"/>
    </style:style>
    <style:style style:name="P20" style:family="paragraph" style:parent-style-name="Standard" style:list-style-name="L8">
      <style:text-properties style:language-asian="ja" style:country-asian="JP"/>
    </style:style>
    <style:style style:name="P21" style:family="paragraph" style:parent-style-name="Standard" style:list-style-name="L9">
      <style:text-properties style:language-asian="ja" style:country-asian="JP"/>
    </style:style>
    <style:style style:name="P22" style:family="paragraph" style:parent-style-name="Standard" style:list-style-name="L10">
      <style:text-properties style:language-asian="ja" style:country-asian="JP"/>
    </style:style>
    <style:style style:name="P23" style:family="paragraph" style:parent-style-name="Standard" style:list-style-name="L11">
      <style:text-properties style:language-asian="ja" style:country-asian="JP"/>
    </style:style>
    <style:style style:name="P24" style:family="paragraph" style:parent-style-name="Standard" style:list-style-name="L12">
      <style:text-properties style:language-asian="ja" style:country-asian="JP"/>
    </style:style>
    <style:style style:name="P25" style:family="paragraph" style:parent-style-name="Standard" style:list-style-name="L13">
      <style:text-properties style:language-asian="ja" style:country-asian="JP"/>
    </style:style>
    <style:style style:name="P26" style:family="paragraph" style:parent-style-name="Standard" style:list-style-name="L15">
      <style:text-properties style:language-asian="ja" style:country-asian="JP"/>
    </style:style>
    <style:style style:name="P27" style:family="paragraph" style:parent-style-name="Standard" style:list-style-name="L21">
      <style:text-properties style:language-asian="ja" style:country-asian="JP"/>
    </style:style>
    <style:style style:name="P28" style:family="paragraph" style:parent-style-name="Standard" style:list-style-name="L22">
      <style:text-properties style:language-asian="ja" style:country-asian="JP"/>
    </style:style>
    <style:style style:name="P29" style:family="paragraph" style:parent-style-name="Standard" style:list-style-name="L23">
      <style:text-properties style:language-asian="ja" style:country-asian="JP"/>
    </style:style>
    <style:style style:name="P30" style:family="paragraph" style:parent-style-name="Standard" style:list-style-name="L24">
      <style:text-properties style:language-asian="ja" style:country-asian="JP"/>
    </style:style>
    <style:style style:name="P31" style:family="paragraph" style:parent-style-name="Standard" style:list-style-name="L25">
      <style:text-properties style:language-asian="ja" style:country-asian="JP"/>
    </style:style>
    <style:style style:name="P32" style:family="paragraph" style:parent-style-name="Standard" style:list-style-name="L26">
      <style:text-properties style:language-asian="ja" style:country-asian="JP"/>
    </style:style>
    <style:style style:name="P33" style:family="paragraph" style:parent-style-name="Standard" style:list-style-name="L14"/>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0">
      <style:text-properties style:font-name-asian="verdana" style:language-asian="ja" style:country-asian="JP" style:font-style-asian="normal"/>
    </style:style>
    <style:style style:name="P40" style:family="paragraph" style:parent-style-name="Standard" style:list-style-name="L5">
      <style:paragraph-properties fo:margin-left="2.501cm" fo:margin-right="0cm" fo:text-indent="-0.635cm" style:auto-text-indent="false"/>
      <style:text-properties style:language-asian="ja" style:country-asian="JP"/>
    </style:style>
    <style:style style:name="P41" style:family="paragraph" style:parent-style-name="Standard" style:list-style-name="L5">
      <style:paragraph-properties fo:margin-left="3.752cm" fo:margin-right="0cm" fo:text-indent="-0.635cm" style:auto-text-indent="false"/>
      <style:text-properties style:language-asian="ja" style:country-asian="JP"/>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1">
      <style:text-properties style:language-asian="ja" style:country-asian="JP"/>
    </style:style>
    <style:style style:name="P44" style:family="paragraph" style:parent-style-name="Heading_20_1">
      <style:paragraph-properties fo:break-before="pag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6-02</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Pickles Framework の概要<text:tab/>4</text:p>
          <text:p text:style-name="P45">「サイトマップ」「コンテンツ」「テーマ」<text:tab/>4</text:p>
          <text:p text:style-name="P45">主な制作の手順<text:tab/>4</text:p>
          <text:p text:style-name="P12">セットアップ手順<text:tab/>5</text:p>
          <text:p text:style-name="P45">パーミッション設定<text:tab/>5</text:p>
          <text:p text:style-name="P12">ディレクトリ構成<text:tab/>6</text:p>
          <text:p text:style-name="P45">インストールディレクトリ<text:tab/>6</text:p>
          <text:p text:style-name="P12">サイトマップの管理<text:tab/>7</text:p>
          <text:p text:style-name="P45">サイトマップの形式<text:tab/>7</text:p>
          <text:p text:style-name="P45">サイトマップCSVの設置場所<text:tab/>7</text:p>
          <text:p text:style-name="P45">サイトマップCSVの定義<text:tab/>7</text:p>
          <text:p text:style-name="P45">ダイナミックパス機能<text:tab/>8</text:p>
          <text:p text:style-name="P45">エイリアス機能<text:tab/>9</text:p>
          <text:p text:style-name="P12">コンテンツの制作<text:tab/>10</text:p>
          <text:p text:style-name="P12">テーマ<text:tab/>11</text:p>
          <text:p text:style-name="P45">複数のテーマの管理と切り替え<text:tab/>11</text:p>
          <text:p text:style-name="P45">レイアウト<text:tab/>11</text:p>
          <text:p text:style-name="P45">テーマの格納ディレクトリ<text:tab/>11</text:p>
          <text:p text:style-name="P45">テンプレートの記述<text:tab/>11</text:p>
          <text:p text:style-name="P42">コンテンツを出力する<text:tab/>12</text:p>
          <text:p text:style-name="P42">コンテンツが定義したCSSやJavaScriptを出力する<text:tab/>12</text:p>
          <text:p text:style-name="P42">ページの情報を出力する<text:tab/>13</text:p>
          <text:p text:style-name="P42">その他の機能から出力する<text:tab/>13</text:p>
          <text:p text:style-name="P12">パブリッシュ<text:tab/>14</text:p>
          <text:p text:style-name="P45">パブリッシュ実行手順<text:tab/>14</text:p>
          <text:p text:style-name="P45">設定<text:tab/>14</text:p>
          <text:p text:style-name="P45">仕様<text:tab/>14</text:p>
          <text:p text:style-name="P42">パブリッシュ対象ファイルの一覧をどう生成するか<text:tab/>14</text:p>
          <text:p text:style-name="P42">静的書き出しファイルと動的書き出しファイル<text:tab/>15</text:p>
          <text:p text:style-name="P42">X-PXFW-RELATEDLINK<text:tab/>15</text:p>
          <text:p text:style-name="P12">メインコンフィグ<text:tab/>16</text:p>
          <text:p text:style-name="P45">書式<text:tab/>16</text:p>
          <text:p text:style-name="P45">設定項目<text:tab/>16</text:p>
          <text:p text:style-name="P42">project<text:tab/>16</text:p>
          <text:p text:style-name="P42">paths<text:tab/>16</text:p>
          <text:p text:style-name="P42">dbms<text:tab/>16</text:p>
          <text:p text:style-name="P42">publish<text:tab/>17</text:p>
          <text:p text:style-name="P42">system<text:tab/>17</text:p>
          <text:p text:style-name="P12"><text:soft-page-break/>データベース(RDBMS)の利用<text:tab/>18</text:p>
          <text:p text:style-name="P12">ユーザーの管理<text:tab/>19</text:p>
          <text:p text:style-name="P45">ユーザー情報格納テーブルの構造<text:tab/>19</text:p>
          <text:p text:style-name="P42">ユーザーテーブル： {$dbms.prefix}_user<text:tab/>19</text:p>
          <text:p text:style-name="P45">セットアップ手順<text:tab/>19</text:p>
          <text:p text:style-name="P12">PXコマンド<text:tab/>20</text:p>
          <text:p text:style-name="P45">実行方法<text:tab/>20</text:p>
          <text:p text:style-name="P45">PXコマンド一覧<text:tab/>20</text:p>
          <text:p text:style-name="P12">コーディング規約<text:tab/>21</text:p>
          <text:p text:style-name="P45">内部エンコード<text:tab/>21</text:p>
          <text:p text:style-name="P45">改行コード<text:tab/>21</text:p>
          <text:p text:style-name="P45">インデント<text:tab/>21</text:p>
          <text:p text:style-name="P45">演算子<text:tab/>21</text:p>
          <text:p text:style-name="P45">命名規則<text:tab/>21</text:p>
          <text:p text:style-name="P42">PHPのクラス名<text:tab/>21</text:p>
          <text:p text:style-name="P42">PHPのメソッド名<text:tab/>21</text:p>
          <text:p text:style-name="P42">JavaScriptのオブジェクト名<text:tab/>22</text:p>
          <text:p text:style-name="P42">CSSクラス名<text:tab/>22</text:p>
          <text:p text:style-name="P42">パラメータ、クッキー、セッション、HTTP拡張ヘッダー<text:tab/>22</text:p>
          <text:p text:style-name="P42">その他<text:tab/>22</text:p>
          <text:p text:style-name="P45">予約語<text:tab/>22</text:p>
          <text:p text:style-name="P42">URIパラメータ<text:tab/>22</text:p>
          <text:p text:style-name="P42">クッキー<text:tab/>23</text:p>
          <text:p text:style-name="P42">セッション<text:tab/>23</text:p>
          <text:p text:style-name="P42">HTTPレスポンスヘッダー<text:tab/>23</text:p>
        </text:index-body>
      </text:table-of-content>
      <text:p text:style-name="Standard"/>
      <text:p text:style-name="Standard"/>
      <text:p text:style-name="P7"/>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36600078" text:style-name="L1">
        <text:list-item>
          <text:p text:style-name="P13"><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3"><text:span text:style-name="T2">コンテンツ</text:span><text:line-break/>ページ要素のうち、内容部分だけを取り出した概念。</text:p>
        </text:list-item>
        <text:list-item>
          <text:p text:style-name="P13"><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36581308" text:style-name="L2">
        <text:list-item>
          <text:p text:style-name="P14">サイトマップを定義</text:p>
        </text:list-item>
        <text:list-item>
          <text:p text:style-name="P14">コンテンツを編集</text:p>
        </text:list-item>
        <text:list-item>
          <text:p text:style-name="P14">テーマを編集</text:p>
        </text:list-item>
        <text:list-item>
          <text:p text:style-name="P14">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6591261" text:style-name="L3">
        <text:list-item>
          <text:p text:style-name="P15">最新のソース一式をダウンロードする。</text:p>
        </text:list-item>
        <text:list-item>
          <text:p text:style-name="P15">解凍する。</text:p>
        </text:list-item>
        <text:list-item>
          <text:p text:style-name="P15">htdocsに格納されたファイル一式を、お使いのウェブサーバーのドキュメントルート配下の任意のディレクトリに設置する。</text:p>
        </text:list-item>
        <text:list-item>
          <text:p text:style-name="P15">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6580330" text:style-name="L4">
        <text:list-item>
          <text:p text:style-name="P16">./_PX/_sys</text:p>
        </text:list-item>
        <text:list-item>
          <text:p text:style-name="P16">./_caches</text:p>
        </text:list-item>
      </text:list>
      <text:p text:style-name="P2"/>
      <text:p text:style-name="P2"/>
      <text:p text:style-name="P2"/>
      <text:p text:style-name="P2"/>
      <text:p text:style-name="P8"/>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P9"/>
      <text:h text:style-name="Heading_20_2" text:outline-level="2">インストールディレクトリ</text:h>
      <text:list xml:id="list36605478" text:style-name="L5">
        <text:list-item>
          <text:p text:style-name="P17">@_PX (Pickles Frameworkディレクトリ)</text:p>
        </text:list-item>
        <text:list-item>
          <text:p text:style-name="P40">@_FW (フレームワーク関連ライブラリ)</text:p>
        </text:list-item>
        <text:list-item>
          <text:p text:style-name="P40">@_sys (システムが書き込む領域)</text:p>
        </text:list-item>
        <text:list-item>
          <text:p text:style-name="P40">@configs (設定ファイル格納ディレクトリ)</text:p>
        </text:list-item>
        <text:list-item>
          <text:p text:style-name="P41">mainconf.ini (PxFWのメインコンフィグ)</text:p>
        </text:list-item>
        <text:list-item>
          <text:p text:style-name="P41">sitemap_definition.csv (サイトマップ定義設定)</text:p>
        </text:list-item>
        <text:list-item>
          <text:p text:style-name="P40">@sitemaps (サイトマップCSV格納ディレクトリ)</text:p>
        </text:list-item>
        <text:list-item>
          <text:p text:style-name="P40">@datas (データ格納ディレクトリ)</text:p>
        </text:list-item>
        <text:list-item>
          <text:p text:style-name="P40">@libs (ライブラリ格納ディレクトリ)</text:p>
        </text:list-item>
        <text:list-item>
          <text:p text:style-name="P40">@themes (テーマコレクション格納ディレクトリ)</text:p>
        </text:list-item>
        <text:list-item>
          <text:p text:style-name="P17">@_caches (公開キャッシュディレクトリ)</text:p>
        </text:list-item>
        <text:list-item>
          <text:p text:style-name="P40">@_contents (コンテンツに由来するキャッシュ)</text:p>
        </text:list-item>
        <text:list-item>
          <text:p text:style-name="P40">@_themes (テーマに由来するキャッシュ)</text:p>
        </text:list-item>
        <text:list-item>
          <text:p text:style-name="P17">@common</text:p>
        </text:list-item>
        <text:list-item>
          <text:p text:style-name="P40">@css</text:p>
        </text:list-item>
        <text:list-item>
          <text:p text:style-name="P40">@img</text:p>
        </text:list-item>
        <text:list-item>
          <text:p text:style-name="P40">@js</text:p>
        </text:list-item>
        <text:list-item>
          <text:p text:style-name="P40">@inc</text:p>
        </text:list-item>
        <text:list-item>
          <text:p text:style-name="P17">.htaccess (mod_rewrite設定、など)</text:p>
        </text:list-item>
        <text:list-item>
          <text:p text:style-name="P17">_px_execute.php (Pickles Frameworkの実行ファイル)</text:p>
        </text:list-item>
        <text:list-item>
          <text:p text:style-name="P17">index.html (トップページのコンテンツ)</text:p>
        </text:list-item>
      </text:list>
      <text:p text:style-name="Text_20_body"/>
      <text:p text:style-name="Text_20_body"/>
      <text:p text:style-name="P8"/>
      <text:h text:style-name="P43"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36585786" text:style-name="L6">
        <text:list-item>
          <text:p text:style-name="P18"><text:span text:style-name="T2">文字エンコード</text:span><text:line-break/>UTF-8</text:p>
        </text:list-item>
        <text:list-item>
          <text:p text:style-name="P18"><text:span text:style-name="T2">区切り文字</text:span><text:line-break/>, (カンマ)</text:p>
        </text:list-item>
        <text:list-item>
          <text:p text:style-name="P18"><text:span text:style-name="T2">値を囲む</text:span><text:line-break/>“ (ダブルクオート)</text:p>
        </text:list-item>
        <text:list-item>
          <text:p text:style-name="P18"><text:span text:style-name="T2">エスケープ</text:span><text:line-break/>““ (ダブルクオートを重ねる)</text:p>
        </text:list-item>
        <text:list-item>
          <text:p text:style-name="P18"><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36592148" text:style-name="L7">
        <text:list-item>
          <text:p text:style-name="P19">./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36600575" text:style-name="L8">
        <text:list-item>
          <text:p text:style-name="P20">./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36606169" text:style-name="L9">
        <text:list-item>
          <text:p text:style-name="P21">path</text:p>
        </text:list-item>
        <text:list-item>
          <text:p text:style-name="P21">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36598955" text:style-name="L10">
        <text:list-item>
          <text:p text:style-name="P22">{$a}を取得する ⇒ $px-&gt;req()-&gt;get_path_param('a')</text:p>
        </text:list-item>
        <text:list-item>
          <text:p text:style-name="P22">{$b}を取得する ⇒ $px-&gt;req()-&gt;get_path_param('b')</text:p>
        </text:list-item>
      </text:list>
      <text:p text:style-name="P2"><text:soft-page-break/></text:p>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6"/>
      <text:h text:style-name="P11" text:outline-level="2">エイリアス機能</text:h>
      <text:p text:style-name="P6"/>
      <text:p text:style-name="P6">ページを、別のページのエイリアスとして登録することができる。</text:p>
      <text:p text:style-name="P6"/>
      <text:p text:style-name="P6">同じコンテンツであるが、ナビゲーション上別のカテゴリにも属す必要がある場合や、インデックスページを伴わないカテゴリがある場合などに使用することが想定される。</text:p>
      <text:p text:style-name="P6"/>
      <text:p text:style-name="P6">例を示す。</text:p>
      <text:p text:style-name="P6"><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P6">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P6"/>
      <text:p text:style-name="P6"/>
      <text:p text:style-name="P6"/>
      <text:p text:style-name="P8"/>
      <text:h text:style-name="P43"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8"/>
      <text:h text:style-name="P43"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36596609" text:style-name="L11">
        <text:list-item>
          <text:p text:style-name="P23">./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text:soft-page-break/>&lt;/body&gt;</text:p>
      <text:p text:style-name="P2">&lt;/html&gt;</text:p>
      <text:p text:style-name="P2"/>
      <text:p text:style-name="P2"/>
      <text:h text:style-name="Heading_20_3" text:outline-level="3">ページの情報を出力する</text:h>
      <text:p text:style-name="P2"/>
      <text:p text:style-name="P2">ページの情報は、$page_infoに連想配列として格納される。</text:p>
      <text:p text:style-name="P2">ここから出力する情報を選んで出力する。</text:p>
      <text:p text:style-name="P2">幾つか例を示す。</text:p>
      <text:p text:style-name="P2"/>
      <text:list xml:id="list36579536" text:style-name="L12">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h text:style-name="Heading_20_3" text:outline-level="3">その他の機能から出力する</text:h>
      <text:p text:style-name="P2"/>
      <text:list xml:id="list36592487" text:continue-numbering="true" text:style-name="L12">
        <text:list-item>
          <text:p text:style-name="P24">コンフィグに設定されたサイト名を出力する<text:line-break/>&lt;title&gt;&lt;?php print t::h($px-&gt;get_conf('project.name')); ?&gt;&lt;/title&gt;</text:p>
        </text:list-item>
        <text:list-item>
          <text:p text:style-name="P24">パン屑を出力する<text:line-break/>&lt;div class="breadcrumb"&gt;&lt;?php print $px-&gt;theme()-&gt;mk_breadcrumb(); ?&gt;&lt;/div&gt;</text:p>
        </text:list-item>
      </text:list>
      <text:p text:style-name="P2"/>
      <text:p text:style-name="P2"/>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6581733" text:style-name="L13">
        <text:list-item>
          <text:p text:style-name="P25">Pickles Frameworkの任意のパスに、URLパラメータ ?PX=publish を付加してアクセスする。</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36578396" text:style-name="L14">
        <text:list-item>
          <text:p text:style-name="P33">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36600515" text:style-name="L15">
        <text:list-item>
          <text:p text:style-name="P26">$px-&gt;add_relatedlink( '/a/b/c.html' );</text:p>
        </text:list-item>
      </text:list>
      <text:p text:style-name="P2"/>
      <text:p text:style-name="P2"/>
      <text:p text:style-name="P8"/>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10" text:outline-level="3">project</text:h>
      <text:p text:style-name="P5"/>
      <text:list xml:id="list36579674" text:style-name="L16">
        <text:list-item>
          <text:p text:style-name="P34"><text:span text:style-name="T6">id<text:line-break/></text:span><text:span text:style-name="T7">プロジェクトのID</text:span></text:p>
        </text:list-item>
        <text:list-item>
          <text:p text:style-name="P34"><text:span text:style-name="T6">name<text:line-break/></text:span><text:span text:style-name="T7">プロジェクトの名前。サイト名</text:span></text:p>
        </text:list-item>
        <text:list-item>
          <text:p text:style-name="P34"><text:span text:style-name="T6">auth_type<text:line-break/></text:span><text:span text:style-name="T7">認証の種類(basic|digest)</text:span></text:p>
        </text:list-item>
        <text:list-item>
          <text:p text:style-name="P34"><text:span text:style-name="T6">auth_name<text:line-break/></text:span><text:span text:style-name="T7">認証ID</text:span></text:p>
        </text:list-item>
        <text:list-item>
          <text:p text:style-name="P34"><text:span text:style-name="T6">auth_password<text:line-break/></text:span><text:span text:style-name="T7">認証パスワード</text:span></text:p>
        </text:list-item>
      </text:list>
      <text:p text:style-name="P5"/>
      <text:h text:style-name="P10" text:outline-level="3">paths</text:h>
      <text:p text:style-name="P5"/>
      <text:list xml:id="list36604193" text:style-name="L17">
        <text:list-item>
          <text:p text:style-name="P35"><text:span text:style-name="T6">px_dir<text:line-break/>Pickles Framework</text:span><text:span text:style-name="T7"> ディレクトリのパス</text:span></text:p>
        </text:list-item>
        <text:list-item>
          <text:p text:style-name="P35"><text:span text:style-name="T6">access_log<text:line-break/></text:span><text:span text:style-name="T7">アクセスログの出力先ファイルパス</text:span></text:p>
        </text:list-item>
        <text:list-item>
          <text:p text:style-name="P35"><text:span text:style-name="T6">error_log<text:line-break/></text:span><text:span text:style-name="T7">エラーログの出力先ファイルパス</text:span></text:p>
        </text:list-item>
      </text:list>
      <text:p text:style-name="P5"/>
      <text:h text:style-name="P10" text:outline-level="3">db<text:span text:style-name="T1">m</text:span>s</text:h>
      <text:p text:style-name="P5"/>
      <text:list xml:id="list36594772" text:style-name="L18">
        <text:list-item>
          <text:p text:style-name="P36"><text:span text:style-name="T6">dbms<text:line-break/></text:span><text:soft-page-break/><text:span text:style-name="T7">RDBMSの種類。mysql|postgresql|sqlite</text:span></text:p>
        </text:list-item>
        <text:list-item>
          <text:p text:style-name="P36"><text:span text:style-name="T6">host<text:line-break/>接続先</text:span><text:span text:style-name="T7">ホスト名</text:span></text:p>
        </text:list-item>
        <text:list-item>
          <text:p text:style-name="P36"><text:span text:style-name="T6">port<text:line-break/>接続先</text:span><text:span text:style-name="T7">ポート番号</text:span></text:p>
        </text:list-item>
        <text:list-item>
          <text:p text:style-name="P36"><text:span text:style-name="T6">database_name<text:line-break/></text:span><text:span text:style-name="T7">データベース名。(sqliteの場合はDBファイルのパス)</text:span></text:p>
        </text:list-item>
        <text:list-item>
          <text:p text:style-name="P36"><text:span text:style-name="T6">user<text:line-break/></text:span><text:span text:style-name="T7">ユーザー名</text:span></text:p>
        </text:list-item>
        <text:list-item>
          <text:p text:style-name="P36"><text:span text:style-name="T6">password<text:line-break/></text:span><text:span text:style-name="T7">パスワード</text:span></text:p>
        </text:list-item>
        <text:list-item>
          <text:p text:style-name="P36"><text:span text:style-name="T6">charset<text:line-break/></text:span><text:span text:style-name="T7">文字セット</text:span></text:p>
        </text:list-item>
      </text:list>
      <text:p text:style-name="P5"/>
      <text:h text:style-name="P10" text:outline-level="3">publish</text:h>
      <text:p text:style-name="P5"/>
      <text:list xml:id="list36596632" text:style-name="L19">
        <text:list-item>
          <text:p text:style-name="P37"><text:span text:style-name="T6">path_publish_dir<text:line-break/></text:span><text:span text:style-name="T7">パブリッシュ先のディレクトリパス</text:span></text:p>
        </text:list-item>
      </text:list>
      <text:p text:style-name="P5"/>
      <text:h text:style-name="P10" text:outline-level="3">system</text:h>
      <text:p text:style-name="P5"/>
      <text:list xml:id="list36581877" text:style-name="L20">
        <text:list-item>
          <text:p text:style-name="P38"><text:span text:style-name="T6">allow_pxcommands<text:line-break/>PX</text:span><text:span text:style-name="T7">コマンドの実行を許可するフラグ</text:span></text:p>
        </text:list-item>
        <text:list-item>
          <text:p text:style-name="P38"><text:span text:style-name="T6">session_name<text:line-break/></text:span><text:span text:style-name="T7">セッション名</text:span></text:p>
        </text:list-item>
        <text:list-item>
          <text:p text:style-name="P39">filesystem_encoding<text:line-break/>ファイルシステムの文字エンコーディング(ファイル名などに適用)</text:p>
        </text:list-item>
      </text:list>
      <text:p text:style-name="P2"/>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6574823" text:style-name="L21">
        <text:list-item>
          <text:p text:style-name="P27">MySQL</text:p>
        </text:list-item>
        <text:list-item>
          <text:p text:style-name="P27">PostgreSQL</text:p>
        </text:list-item>
        <text:list-item>
          <text:p text:style-name="P2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4"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
      <text:p text:style-name="P2">URLにパラメータ ?PX={$PXコマンド名} を付加して起動する。</text:p>
      <text:p text:style-name="P2"/>
      <text:h text:style-name="Heading_20_2" text:outline-level="2">PXコマンド一覧</text:h>
      <text:list xml:id="list36576933" text:style-name="L22">
        <text:list-item>
          <text:p text:style-name="P28">clearcache<text:line-break/>Pickles Framework が作成するキャッシュファイルをクリアする。</text:p>
        </text:list-item>
        <text:list-item>
          <text:p text:style-name="P28">config<text:line-break/>Pickles Framework のコンフィグ内容を確認する。</text:p>
        </text:list-item>
        <text:list-item>
          <text:p text:style-name="P28">fillcontents<text:line-break/>サイトマップに記載された content の情報を元に、未作成のコンテンツの空ファイルを作成する。</text:p>
        </text:list-item>
        <text:list-item>
          <text:p text:style-name="P28">initialize<text:line-break/>データベースなど初期構築を実行する。</text:p>
        </text:list-item>
        <text:list-item>
          <text:p text:style-name="P28">pageinfo<text:line-break/>カレントページのページ情報を表示する。</text:p>
        </text:list-item>
        <text:list-item>
          <text:p text:style-name="P28">phpinfo<text:line-break/>phpinfo() を実行し、PHPの設定情報を確認する。</text:p>
        </text:list-item>
        <text:list-item>
          <text:p text:style-name="P28">publish<text:line-break/>静的なファイル群にパブリッシュする。</text:p>
        </text:list-item>
        <text:list-item>
          <text:p text:style-name="P28">sitemap<text:line-break/>サイトマップを表示する。</text:p>
        </text:list-item>
        <text:list-item>
          <text:p text:style-name="P28">sitemap_definition<text:line-break/>サイトマップ定義を表示する。</text:p>
        </text:list-item>
      </text:list>
      <text:p text:style-name="P2"/>
      <text:p text:style-name="P2"/>
      <text:p text:style-name="P8"/>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36606118" text:style-name="L23">
        <text:list-item>
          <text:p text:style-name="P29">ID<text:line-break/>ログインユーザーアカウント(IDではなく、アカウント名)</text:p>
        </text:list-item>
        <text:list-item>
          <text:p text:style-name="P29">PW<text:line-break/>ログインユーザーパスワード</text:p>
        </text:list-item>
        <text:list-item>
          <text:p text:style-name="P29">PX<text:line-break/>PXコマンド</text:p>
        </text:list-item>
        <text:list-item>
          <text:p text:style-name="P29">THEME<text:line-break/><text:soft-page-break/>テーマID</text:p>
        </text:list-item>
      </text:list>
      <text:h text:style-name="Heading_20_3" text:outline-level="3">クッキー</text:h>
      <text:list xml:id="list36591675" text:style-name="L24">
        <text:list-item>
          <text:p text:style-name="P30">CCUA<text:line-break/>クッキーが利用可能であることを確認するために使用する値</text:p>
        </text:list-item>
        <text:list-item>
          <text:p text:style-name="P30">PXSID<text:line-break/>セッションキー(メインコンフィグ system.session_name で設定可能)</text:p>
        </text:list-item>
      </text:list>
      <text:p text:style-name="P2"/>
      <text:h text:style-name="Heading_20_3" text:outline-level="3">セッション</text:h>
      <text:list xml:id="list36581293" text:style-name="L25">
        <text:list-item>
          <text:p text:style-name="P31">USER_ID<text:line-break/>ログインユーザID(user_accountではない)</text:p>
        </text:list-item>
        <text:list-item>
          <text:p text:style-name="P31">USER_EXPIRE<text:line-break/>ログイン状態の有効期限時刻のUNIXタイムスタンプ。</text:p>
        </text:list-item>
        <text:list-item>
          <text:p text:style-name="P31">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6588019" text:style-name="L26">
        <text:list-item>
          <text:p text:style-name="P32">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3</text:page-number><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6-02T16:45:41.54</dc:date>
    <dc:creator>Koyanagi Tomoya</dc:creator>
    <meta:editing-duration>PT21H19M20S</meta:editing-duration>
    <meta:editing-cycles>132</meta:editing-cycles>
    <meta:generator>OpenOffice.org/3.2$Win32 OpenOffice.org_project/320m18$Build-9502</meta:generator>
    <dc:title>Pickles Framework 1.x サイト構築管理マニュアル</dc:title>
    <meta:document-statistic meta:table-count="0" meta:image-count="0" meta:object-count="4" meta:page-count="23" meta:paragraph-count="347" meta:word-count="3176" meta:character-count="92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